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9:06:37.843588825</dc:date>
    <meta:editing-duration>PT32M25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7" meta:non-whitespace-character-count="527"/>
  </office:meta>
</office:document-meta>
</file>